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PU+GPU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times</text:p>
          </table:table-cell>
          <table:table-cell table:style-name="ce1" office:value-type="string">
            <text:p>mean time</text:p>
          </table:table-cell>
          <table:table-cell table:style-name="ce1" office:value-type="string">
            <text:p>mean time per SNP per iteration</text:p>
          </table:table-cell>
          <table:table-cell table:number-columns-repeated="1016"/>
        </table:table-row>
        <table:table-row table:style-name="ro2">
          <table:table-cell table:style-name="ce1" office:value-type="float" office:value="54872">
            <text:p>54872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54872">
            <text:p>54872</text:p>
          </table:table-cell>
          <table:table-cell table:style-name="ce1" office:value-type="float" office:value="24.4994">
            <text:p>24.4994</text:p>
          </table:table-cell>
          <table:table-cell table:style-name="ce1" table:formula="of:=AVERAGE([.F2])" office:value-type="float" office:value="24.4994">
            <text:p>24.4994</text:p>
          </table:table-cell>
          <table:table-cell table:style-name="ce1" table:formula="of:=([.G2]/[.A2])/[.C2]" office:value-type="float" office:value="0.00000892965446858143">
            <text:p>8.92965446858143E-00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54872">
            <text:p>54872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27436">
            <text:p>27436</text:p>
          </table:table-cell>
          <table:table-cell table:style-name="ce1" office:value-type="float" office:value="14.4837">
            <text:p>14.4837</text:p>
          </table:table-cell>
          <table:table-cell table:style-name="ce1" table:formula="of:=AVERAGE([.F4:.F5])" office:value-type="float" office:value="14.4626">
            <text:p>14.4626</text:p>
          </table:table-cell>
          <table:table-cell table:style-name="ce1" table:formula="of:=([.G4]/[.A4])/[.C4]" office:value-type="float" office:value="0.00000527139524712057">
            <text:p>5.27139524712057E-00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" office:value-type="float" office:value="14.4415">
            <text:p>14.441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54872">
            <text:p>54872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13718">
            <text:p>13718</text:p>
          </table:table-cell>
          <table:table-cell table:style-name="ce1" office:value-type="float" office:value="8.51682">
            <text:p>8.51682</text:p>
          </table:table-cell>
          <table:table-cell table:style-name="ce1" table:formula="of:=AVERAGE([.F7:.F10])" office:value-type="float" office:value="8.5325825">
            <text:p>8.5325825</text:p>
          </table:table-cell>
          <table:table-cell table:style-name="ce1" table:formula="of:=([.G7]/[.A7])/[.C7]" office:value-type="float" office:value="0.00000310999507945765">
            <text:p>0.0000031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" office:value-type="float" office:value="8.52588">
            <text:p>8.52588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8.54104">
            <text:p>8.54104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 office:value-type="float" office:value="8.54659">
            <text:p>8.54659</text:p>
          </table:table-cell>
          <table:table-cell table:number-columns-repeated="1018"/>
        </table:table-row>
        <table:table-row table:style-name="ro2">
          <table:table-cell>
            <draw:frame table:end-cell-address="'CPU+GPU'.F40" table:end-x="0.6669in" table:end-y="0.1059in" draw:z-index="1" draw:style-name="gr1" svg:width="5.9406in" svg:height="5.198in" svg:x="0.9839in" svg:y="0.1244in">
              <draw:object draw:notify-on-update-of-ranges="'CPU+GPU'.D2:'CPU+GPU'.D7 'CPU+GPU'.H2:'CPU+GPU'.H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CPU+GPU'.K40" table:end-x="1.2063in" table:end-y="0.0531in" draw:z-index="0" draw:style-name="gr1" svg:width="5.9654in" svg:height="5.2197in" svg:x="0.2224in" svg:y="0.05in">
              <draw:object draw:notify-on-update-of-ranges="'CPU+GPU'.D2:'CPU+GPU'.D7 'CPU+GPU'.G2:'CPU+GPU'.G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 table:number-columns-repeated="6"/>
          <table:table-cell table:number-columns-repeated="1018"/>
        </table:table-row>
        <table:table-row table:style-name="ro2" table:number-rows-repeated="7">
          <table:table-cell table:number-columns-repeated="5"/>
          <table:table-cell table:style-name="ce1"/>
          <table:table-cell table:number-columns-repeated="1018"/>
        </table:table-row>
        <table:table-row table:style-name="ro2" table:number-rows-repeated="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lab" table:style-name="ta2" table:print="false">
        <office:forms form:automatic-focus="false" form:apply-design-mode="false"/>
        <table:table-column table:style-name="co3" table:number-columns-repeated="8" table:default-cell-style-name="ce1"/>
        <table:table-row table:style-name="ro3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office:value-type="string">
            <text:p>iterations</text:p>
          </table:table-cell>
          <table:table-cell office:value-type="string">
            <text:p>GPUs</text:p>
          </table:table-cell>
          <table:table-cell office:value-type="string">
            <text:p>SNPs per GPU</text:p>
          </table:table-cell>
          <table:table-cell office:value-type="string">
            <text:p>times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</table:table-row>
        <table:table-row table:style-name="ro4">
          <table:table-cell office:value-type="float" office:value="54872">
            <text:p>54872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]/[.D2]" office:value-type="float" office:value="0">
            <text:p>#DIV/0!</text:p>
          </table:table-cell>
          <table:table-cell table:style-name="ce2" office:value-type="float" office:value="475.4308">
            <text:p>475.4308</text:p>
          </table:table-cell>
          <table:table-cell table:formula="of:=AVERAGE([.F2])" office:value-type="float" office:value="475.4308">
            <text:p>475.4308</text:p>
          </table:table-cell>
          <table:table-cell table:formula="of:=([.G2]/[.A2])/[.C2]" office:value-type="float" office:value="0.000173287213879574">
            <text:p>0.0001732872</text:p>
          </table:table-cell>
        </table:table-row>
      </table:table>
      <table:table table:name="CPU" table:style-name="ta2" table:print="false">
        <office:forms form:automatic-focus="false" form:apply-design-mode="false"/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17:0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5-05T17:07:17</dc:date>
    <meta:print-date>1969-12-31T16:00:00</meta:print-date>
    <dc:creator>Peter Bailey</dc:creator>
    <meta:editing-duration>PT00H14M32S</meta:editing-duration>
    <meta:editing-cycles>6</meta:editing-cycles>
    <meta:generator>OpenOffice.org/3.2$Unix OpenOffice.org_project/320m19$Build-9505</meta:generator>
    <meta:document-statistic meta:table-count="3" meta:cell-count="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1" chart:maximum="4.5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53cm" svg:height="13.259cm" xlink:href=".." chart:class="chart:scatter" chart:style-name="ch1">
        <chart:title svg:x="5.3cm" svg:y="0.266cm" chart:style-name="ch2">
          <text:p>GPU PLM on Longhorn</text:p>
        </chart:title>
        <chart:plot-area chart:style-name="ch3" table:cell-range-address="'CPU+GPU'.D2:'CPU+GPU'.D7 'CPU+GPU'.G2:'CPU+GPU'.G7" svg:x="0.405cm" svg:y="1.034cm" svg:width="14.445cm" svg:height="11.896cm">
          <chart:axis chart:dimension="x" chart:name="primary-x" chart:style-name="ch4">
            <chart:title svg:x="7.489cm" svg:y="12.623cm" chart:style-name="ch5">
              <text:p>GPUs</text:p>
            </chart:title>
          </chart:axis>
          <chart:axis chart:dimension="y" chart:name="primary-y" chart:style-name="ch6">
            <chart:title svg:x="0.304cm" svg:y="7.622cm" chart:style-name="ch7">
              <text:p>Total time (s)</text:p>
            </chart:title>
            <chart:grid chart:style-name="ch8" chart:class="major"/>
          </chart:axis>
          <chart:series chart:style-name="ch9" chart:values-cell-range-address="'CPU+GPU'.G2:'CPU+GPU'.G7" chart:class="chart:scatter">
            <chart:domain table:cell-range-address="'CPU+GPU'.D2:'CPU+GPU'.D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+GPU'.D2:'CPU+GPU'.D7">1</text:p>
              </table:table-cell>
              <table:table-cell office:value-type="float" office:value="24.4994">
                <text:p text:id="'CPU+GPU'.G2:'CPU+GPU'.G7">24.49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.4626">
                <text:p>14.4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.5325825">
                <text:p>8.5325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1" chart:maximum="4.5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3.204cm" xlink:href=".." chart:class="chart:scatter" chart:style-name="ch1">
        <chart:title svg:x="5.269cm" svg:y="0.265cm" chart:style-name="ch2">
          <text:p>GPU PLM on Longhorn</text:p>
        </chart:title>
        <chart:plot-area chart:style-name="ch3" table:cell-range-address="'CPU+GPU'.D2:'CPU+GPU'.D7 'CPU+GPU'.H2:'CPU+GPU'.H7" svg:x="0.401cm" svg:y="1.032cm" svg:width="14.388cm" svg:height="11.845cm">
          <chart:axis chart:dimension="x" chart:name="primary-x" chart:style-name="ch4">
            <chart:title svg:x="7.457cm" svg:y="12.569cm" chart:style-name="ch5">
              <text:p>GPUs</text:p>
            </chart:title>
          </chart:axis>
          <chart:axis chart:dimension="y" chart:name="primary-y" chart:style-name="ch6">
            <chart:title svg:x="0.302cm" svg:y="8.5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+GPU'.H2:'CPU+GPU'.H7" chart:class="chart:scatter">
            <chart:domain table:cell-range-address="'CPU+GPU'.D2:'CPU+GPU'.D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+GPU'.D2:'CPU+GPU'.D7">1</text:p>
              </table:table-cell>
              <table:table-cell office:value-type="float" office:value="0.00000892965446858143">
                <text:p text:id="'CPU+GPU'.H2:'CPU+GPU'.H7">0.000008929654468581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527139524712057">
                <text:p>0.00000527139524712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310999507945765">
                <text:p>0.000003109995079457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